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5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OC</text:p>
          </table:table-cell>
          <table:table-cell table:style-name="ce1"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y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chwitz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ring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henanias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uptstraß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orbreite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apstadts Zentru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uptstraß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hayelitshas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tali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n Vit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chen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Schloß) Wildenw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wigshafe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ckarbrücke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edspitz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hofer Straß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k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utschland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ecka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hei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dense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anada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hei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üdersdorf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m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u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Japa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r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Köln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Frankfur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New Yor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33 Tags</text:p>
          </table:table-cell>
          <table:table-cell table:style-name="ce3" table:number-columns-repeated="3"/>
          <table:table-cell table:style-name="ce3" office:value-type="string" calcext:value-type="string">
            <text:p>30/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amt getagged</text:p>
          </table:table-cell>
          <table:table-cell table:style-name="ce3" table:number-columns-repeated="3"/>
          <table:table-cell table:style-name="ce3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ch getagged</text:p>
          </table:table-cell>
          <table:table-cell table:style-name="Default" table:number-columns-repeated="3"/>
          <table:table-cell table:style-name="Default" office:value-type="string" calcext:value-type="string">
            <text:p>IIII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Lava, Fahrradweg, Langenscheidt, Mars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02:04.328208117</meta:creation-date>
    <dc:date>2019-01-23T18:32:17.672585321</dc:date>
    <meta:editing-duration>PT7M29S</meta:editing-duration>
    <meta:editing-cycles>1</meta:editing-cycles>
    <meta:document-statistic meta:table-count="1" meta:cell-count="180" meta:object-count="0"/>
    <meta:generator>LibreOffice/6.0.7.3$Linux_X86_64 LibreOffice_project/00m0$Build-3</meta:generator>
  </office:meta>
</office:document-meta>
</file>